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6.7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row table:style-name="ro3">
          <table:table-cell table:style-name="Default" table:number-columns-repeated="3"/>
        </table:table-row>
        <table:table-row table:style-name="ro3">
          <table:table-cell table:style-name="Default" office:value-type="string">
            <text:p>Poem</text:p>
          </table:table-cell>
          <table:table-cell table:style-name="Default" office:value-type="string">
            <text:p>Going downhill on a bicycle</text:p>
          </table:table-cell>
          <table:table-cell table:style-name="Default" office:value-type="string">
            <text:p>Hendry charless beeching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3">
          <table:table-cell table:style-name="Default" office:value-type="string">
            <text:p>Story</text:p>
          </table:table-cell>
          <table:table-cell table:style-name="Default" office:value-type="string">
            <text:p>The meaning of Education</text:p>
          </table:table-cell>
          <table:table-cell table:style-name="Default" office:value-type="string">
            <text:p>cyril antony george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4">
          <table:table-cell table:style-name="ce1" office:value-type="string">
            <text:p>No.</text:p>
          </table:table-cell>
          <table:table-cell table:style-name="ce1" office:value-type="string">
            <text:p>Poem</text:p>
          </table:table-cell>
          <table:table-cell table:style-name="ce1" office:value-type="string">
            <text:p>Author 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 Psalm of Life </text:p>
          </table:table-cell>
          <table:table-cell office:value-type="string">
            <text:p>H.W. Longfellow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e the Best</text:p>
          </table:table-cell>
          <table:table-cell office:value-type="string">
            <text:p>Douglas Malloch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he Cry of the Children</text:p>
          </table:table-cell>
          <table:table-cell office:value-type="string">
            <text:p>Elizebeth Barrett Browning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he Piano</text:p>
          </table:table-cell>
          <table:table-cell office:value-type="string">
            <text:p>D.H. Lawrenc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Snake</text:p>
          </table:table-cell>
          <table:table-cell office:value-type="string">
            <text:p>D.H. Lawrence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Manliness</text:p>
          </table:table-cell>
          <table:table-cell office:value-type="string">
            <text:p>Rudyard Kipling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Going for water</text:p>
          </table:table-cell>
          <table:table-cell office:value-type="string">
            <text:p>Robert Frost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arth </text:p>
          </table:table-cell>
          <table:table-cell office:value-type="string">
            <text:p>Kalil Gibran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The Apology </text:p>
          </table:table-cell>
          <table:table-cell office:value-type="string">
            <text:p>Ralph Waldo Emerson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Be Glad Your Nose is on Your Face</text:p>
          </table:table-cell>
          <table:table-cell office:value-type="string">
            <text:p>Jack Prelutsk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The Flying Wonder</text:p>
          </table:table-cell>
          <table:table-cell office:value-type="string">
            <text:p>Stephen Vincent Benet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Is Life But a Dream</text:p>
          </table:table-cell>
          <table:table-cell office:value-type="string">
            <text:p>Lewis Carroll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O Captain My Captain</text:p>
          </table:table-cell>
          <table:table-cell office:value-type="string">
            <text:p>Walt Whitman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unishment in Kindergarten</text:p>
          </table:table-cell>
          <table:table-cell office:value-type="string">
            <text:p>Kamala Da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Where the Mind is Without Fear</text:p>
          </table:table-cell>
          <table:table-cell office:value-type="string">
            <text:p>Rabindranath Tagore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The Man he Killed</text:p>
          </table:table-cell>
          <table:table-cell office:value-type="string">
            <text:p>Thomas Hardy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Nine Gold Medals </text:p>
          </table:table-cell>
          <table:table-cell office:value-type="string">
            <text:p>David Roth</text:p>
          </table:table-cell>
        </table:table-row>
        <table:table-row table:style-name="ro2" table:number-rows-repeated="3">
          <table:table-cell table:style-name="Default" table:number-columns-repeated="3"/>
        </table:table-row>
        <table:table-row table:style-name="ro4">
          <table:table-cell table:style-name="ce1" office:value-type="string">
            <text:p>No.</text:p>
          </table:table-cell>
          <table:table-cell table:style-name="ce1" office:value-type="string">
            <text:p>Short Story</text:p>
          </table:table-cell>
          <table:table-cell table:style-name="ce1" office:value-type="string">
            <text:p>Nationali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he Selfish Giant </text:p>
          </table:table-cell>
          <table:table-cell office:value-type="string">
            <text:p>Irish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he Lottery Ticket</text:p>
          </table:table-cell>
          <table:table-cell office:value-type="string">
            <text:p>Russian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he Last Leaf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ow the Camel got its hump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Two Friends</text:p>
          </table:table-cell>
          <table:table-cell office:value-type="string">
            <text:p>French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efugee </text:p>
          </table:table-cell>
          <table:table-cell office:value-type="string">
            <text:p>Chinese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The Open Window</text:p>
          </table:table-cell>
          <table:table-cell office:value-type="string">
            <text:p>Myanmar</text:p>
          </table:table-cell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1" office:value-type="string">
            <text:p>No.</text:p>
          </table:table-cell>
          <table:table-cell table:style-name="ce1" office:value-type="string">
            <text:p>Short Story</text:p>
          </table:table-cell>
          <table:table-cell table:style-name="ce1" office:value-type="string">
            <text:p>Author 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he Selfish Gaint</text:p>
          </table:table-cell>
          <table:table-cell office:value-type="string">
            <text:p>Oscar Wild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he Lottery Ticket</text:p>
          </table:table-cell>
          <table:table-cell office:value-type="string">
            <text:p>Anton Chekhov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he Last Leaf</text:p>
          </table:table-cell>
          <table:table-cell office:value-type="string">
            <text:p>O'Henry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ow the Came got its hump</text:p>
          </table:table-cell>
          <table:table-cell office:value-type="string">
            <text:p>Rudyard Kipling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Two Friends</text:p>
          </table:table-cell>
          <table:table-cell office:value-type="string">
            <text:p>Guy de maupassantt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efugee</text:p>
          </table:table-cell>
          <table:table-cell office:value-type="string">
            <text:p>Pearl S Buck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The Open Window</text:p>
          </table:table-cell>
          <table:table-cell office:value-type="string">
            <text:p>Hector Hugh Minro (saki)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A Man who had no Eyes </text:p>
          </table:table-cell>
          <table:table-cell office:value-type="string">
            <text:p>Mackinlay kantor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The Tears of the Desert </text:p>
          </table:table-cell>
          <table:table-cell office:value-type="string">
            <text:p>Paulo coelho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am </text:p>
          </table:table-cell>
          <table:table-cell office:value-type="string">
            <text:p>Tammy Raggles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The Piano</text:p>
          </table:table-cell>
          <table:table-cell office:value-type="string">
            <text:p>D.H. Lawrence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The Face of Judas Iscariot</text:p>
          </table:table-cell>
          <table:table-cell office:value-type="string">
            <text:p>Bonnie Chamberlain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Swept Away </text:p>
          </table:table-cell>
          <table:table-cell office:value-type="string">
            <text:p>Susannah Hickling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A Close Encounter </text:p>
          </table:table-cell>
          <table:table-cell office:value-type="string">
            <text:p>Rex Coker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aught Sneezing</text:p>
          </table:table-cell>
          <table:table-cell office:value-type="string">
            <text:p>Oscar Wilde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The Wooden Bowl </text:p>
          </table:table-cell>
          <table:table-cell office:value-type="string">
            <text:p>Leo Tolstoy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Swami and the Sum </text:p>
          </table:table-cell>
          <table:table-cell office:value-type="string">
            <text:p>R.K. Narayanan</text:p>
          </table:table-cell>
        </table:table-row>
        <table:table-row table:style-name="ro2" table:number-rows-repeated="3">
          <table:table-cell table:style-name="Default"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Kamala Das </text:p>
          </table:table-cell>
          <table:table-cell office:value-type="string">
            <text:p>Indian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V.K.Gokak</text:p>
          </table:table-cell>
          <table:table-cell office:value-type="string">
            <text:p>Indian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Famida Y.Basheer</text:p>
          </table:table-cell>
          <table:table-cell office:value-type="string">
            <text:p>Indi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nnie Lousia Walker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.H.Lawrence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udyard Kipling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Elizebeth Barret Browning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William Shakespeare 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William Wordsworth 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Thomas Hardy </text:p>
          </table:table-cell>
          <table:table-cell office:value-type="string">
            <text:p>British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obert Frost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Edgar A.Guest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Ralph Waldo Emerson 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Jack Prelutsky 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Stephen Vincent Benet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H.W.LongFellow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Walt Whitman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F.Joanna</text:p>
          </table:table-cell>
          <table:table-cell office:value-type="string">
            <text:p>American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Archibald Lampman</text:p>
          </table:table-cell>
          <table:table-cell office:value-type="string">
            <text:p>Canadian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Khalil Gibran</text:p>
          </table:table-cell>
          <table:table-cell office:value-type="string">
            <text:p>Lebanese</text:p>
          </table:table-cell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1" office:value-type="string">
            <text:p>No.</text:p>
          </table:table-cell>
          <table:table-cell table:style-name="ce1" office:value-type="string">
            <text:p>Poem</text:p>
          </table:table-cell>
          <table:table-cell table:style-name="ce1" office:value-type="string">
            <text:p>Poet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iscovery </text:p>
          </table:table-cell>
          <table:table-cell office:value-type="string">
            <text:p>Gayatri Pahlajani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iking</text:p>
          </table:table-cell>
          <table:table-cell office:value-type="string">
            <text:p>Judith Nicholls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nclusion</text:p>
          </table:table-cell>
          <table:table-cell office:value-type="string">
            <text:p>Dipti Bhatia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ranny,Granny, Please comb my hair</text:p>
          </table:table-cell>
          <table:table-cell office:value-type="string">
            <text:p>Grace Nichols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With a Friend</text:p>
          </table:table-cell>
          <table:table-cell office:value-type="string">
            <text:p>Vivian Gould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To Cook and Eat</text:p>
          </table:table-cell>
          <table:table-cell office:value-type="string">
            <text:p>Emma Richards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at</text:p>
          </table:table-cell>
          <table:table-cell office:value-type="string">
            <text:p>Randell Jarell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To India-My Native Land</text:p>
          </table:table-cell>
          <table:table-cell office:value-type="string">
            <text:p>Henry Louis Vivian Derozio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A Tiger in the Zoo </text:p>
          </table:table-cell>
          <table:table-cell office:value-type="string">
            <text:p>Leslie Norris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No men are foreign </text:p>
          </table:table-cell>
          <table:table-cell office:value-type="string">
            <text:p>James Kirkup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Laugh and be Merry</text:p>
          </table:table-cell>
          <table:table-cell office:value-type="string">
            <text:p>John Masefield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Earth</text:p>
          </table:table-cell>
          <table:table-cell office:value-type="string">
            <text:p>Kalil Gibran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The Apology</text:p>
          </table:table-cell>
          <table:table-cell office:value-type="string">
            <text:p>Ralph Waldo Emerson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The Flying Wonder </text:p>
          </table:table-cell>
          <table:table-cell office:value-type="string">
            <text:p>Stephen Vincent Bene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Off to outer space tomorrow morning</text:p>
          </table:table-cell>
          <table:table-cell office:value-type="string">
            <text:p>Norman Nicholson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Be the Best</text:p>
          </table:table-cell>
          <table:table-cell office:value-type="string">
            <text:p>Douglas Malloch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Is life, But a Dream</text:p>
          </table:table-cell>
          <table:table-cell office:value-type="string">
            <text:p>Lewis Carroll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Women’s Rights</text:p>
          </table:table-cell>
          <table:table-cell office:value-type="string">
            <text:p>Annie Louisa Walker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The Nation United</text:p>
          </table:table-cell>
          <table:table-cell office:value-type="string">
            <text:p>Walt Whitman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English Words</text:p>
          </table:table-cell>
          <table:table-cell office:value-type="string">
            <text:p>V.K.Gokak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Snake</text:p>
          </table:table-cell>
          <table:table-cell office:value-type="string">
            <text:p>D.H.Lawrence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The Man He Killed</text:p>
          </table:table-cell>
          <table:table-cell office:value-type="string">
            <text:p>Thomas Hardy</text:p>
          </table:table-cell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1" office:value-type="string">
            <text:p>No.</text:p>
          </table:table-cell>
          <table:table-cell table:style-name="ce1" office:value-type="string">
            <text:p>Poet</text:p>
          </table:table-cell>
          <table:table-cell table:style-name="ce1" office:value-type="string">
            <text:p>Period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illiam Shakespeare</text:p>
          </table:table-cell>
          <table:table-cell office:value-type="string">
            <text:p>English Renaissance, Elizabeth Era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Walt Whitman</text:p>
          </table:table-cell>
          <table:table-cell office:value-type="string">
            <text:p>Romantic Period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William Wordsworth</text:p>
          </table:table-cell>
          <table:table-cell office:value-type="string">
            <text:p>Romantic Period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.W.Longfellow</text:p>
          </table:table-cell>
          <table:table-cell office:value-type="string">
            <text:p>Romantic Period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nnie Louisa Walker</text:p>
          </table:table-cell>
          <table:table-cell office:value-type="string">
            <text:p>Modernism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D.H.Lawrence</text:p>
          </table:table-cell>
          <table:table-cell office:value-type="string">
            <text:p>Modernism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>
        <table:named-range table:name="more" table:base-cell-address="$Sheet1.$C$12" table:cell-range-address="$Sheet1.$C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akaran </meta:initial-creator>
    <meta:creation-date>2017-05-04T11:25:28</meta:creation-date>
    <dc:date>2017-05-09T16:42:34</dc:date>
    <dc:creator>Prabakaran </dc:creator>
    <meta:editing-duration>PT20M39S</meta:editing-duration>
    <meta:editing-cycles>11</meta:editing-cycles>
    <meta:generator>LibreOffice/3.5$Linux_x86 LibreOffice_project/350m1$Build-2</meta:generator>
    <meta:document-statistic meta:table-count="3" meta:cell-count="288" meta:object-count="0"/>
  </office:meta>
</office:document-meta>
</file>